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53in" svg:x="11.5878in" svg:y="0.115in">
            <draw:object draw:notify-on-update-of-ranges="Sheet1.A20:Sheet1.A20 Sheet1.A21:Sheet1.A33 Sheet1.B20:Sheet1.B20 Sheet1.B21:Sheet1.B33 Sheet1.A20:Sheet1.A20 Sheet1.A21:Sheet1.A33 Sheet1.C20:Sheet1.C20 Sheet1.C21:Sheet1.C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1.6205in" svg:y="4.0469in">
            <draw:object draw:notify-on-update-of-ranges="Sheet1.E20:Sheet1.E20 Sheet1.E21:Sheet1.E33 Sheet1.F20:Sheet1.F20 Sheet1.F21:Sheet1.F33 Sheet1.E20:Sheet1.E20 Sheet1.E21:Sheet1.E33 Sheet1.G20:Sheet1.G20 Sheet1.G21:Sheet1.G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1.6965in" svg:y="7.9055in">
            <draw:object draw:notify-on-update-of-ranges="Sheet1.I20:Sheet1.I20 Sheet1.I21:Sheet1.I33 Sheet1.J20:Sheet1.J20 Sheet1.J21:Sheet1.J33 Sheet1.I20:Sheet1.I20 Sheet1.I21:Sheet1.I33 Sheet1.K20:Sheet1.K20 Sheet1.K21:Sheet1.K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38.2" calcext:value-type="float">
            <text:p>38.2</text:p>
          </table:table-cell>
          <table:table-cell office:value-type="float" office:value="38.1" calcext:value-type="float">
            <text:p>38.1</text:p>
          </table:table-cell>
          <table:table-cell office:value-type="float" office:value="38.2" calcext:value-type="float">
            <text:p>38.2</text:p>
          </table:table-cell>
          <table:table-cell office:value-type="float" office:value="40.7" calcext:value-type="float">
            <text:p>40.7</text:p>
          </table:table-cell>
          <table:table-cell office:value-type="float" office:value="38.2" calcext:value-type="float">
            <text:p>38.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4" calcext:value-type="float">
            <text:p>19.4</text:p>
          </table:table-cell>
          <table:table-cell table:number-columns-repeated="3" office:value-type="float" office:value="19.5" calcext:value-type="float">
            <text:p>19.5</text:p>
          </table:table-cell>
          <table:table-cell office:value-type="float" office:value="23.6" calcext:value-type="float">
            <text:p>23.6</text:p>
          </table:table-cell>
          <table:table-cell office:value-type="float" office:value="19.5" calcext:value-type="float">
            <text:p>19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6.9" calcext:value-type="float">
            <text:p>16.9</text:p>
          </table:table-cell>
          <table:table-cell office:value-type="float" office:value="28.3" calcext:value-type="float">
            <text:p>28.3</text:p>
          </table:table-cell>
          <table:table-cell office:value-type="float" office:value="16.8" calcext:value-type="float">
            <text:p>16.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22.6" calcext:value-type="float">
            <text:p>22.6</text:p>
          </table:table-cell>
          <table:table-cell office:value-type="float" office:value="13.3" calcext:value-type="float">
            <text:p>13.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1.1" calcext:value-type="float">
            <text:p>11.1</text:p>
          </table:table-cell>
          <table:table-cell office:value-type="float" office:value="11.4" calcext:value-type="float">
            <text:p>11.4</text:p>
          </table:table-cell>
          <table:table-cell office:value-type="float" office:value="19.1" calcext:value-type="float">
            <text:p>19.1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15.1" calcext:value-type="float">
            <text:p>15.1</text:p>
          </table:table-cell>
          <table:table-cell office:value-type="float" office:value="9.4" calcext:value-type="float">
            <text:p>9.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  <table:table-cell office:value-type="float" office:value="8.06" calcext:value-type="float">
            <text:p>8.06</text:p>
          </table:table-cell>
          <table:table-cell office:value-type="float" office:value="8.1" calcext:value-type="float">
            <text:p>8.1</text:p>
          </table:table-cell>
          <table:table-cell office:value-type="float" office:value="8.3" calcext:value-type="float">
            <text:p>8.3</text:p>
          </table:table-cell>
          <table:table-cell office:value-type="float" office:value="13.4" calcext:value-type="float">
            <text:p>13.4</text:p>
          </table:table-cell>
          <table:table-cell office:value-type="float" office:value="8.3" calcext:value-type="float">
            <text:p>8.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9" calcext:value-type="float">
            <text:p>6.39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10.8" calcext:value-type="float">
            <text:p>10.8</text:p>
          </table:table-cell>
          <table:table-cell office:value-type="float" office:value="6.7" calcext:value-type="float">
            <text:p>6.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office:value-type="float" office:value="9.9" calcext:value-type="float">
            <text:p>9.9</text:p>
          </table:table-cell>
          <table:table-cell office:value-type="float" office:value="6.4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.06" calcext:value-type="float">
            <text:p>5.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6.96" calcext:value-type="float">
            <text:p>6.96</text:p>
          </table:table-cell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plicated</text:p>
          </table:table-cell>
          <table:table-cell table:number-columns-repeated="2"/>
          <table:table-cell office:value-type="string" calcext:value-type="string">
            <text:p>scattere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umber of processes</text:p>
          </table:table-cell>
          <table:table-cell office:value-type="string" calcext:value-type="string">
            <text:p>duplicated</text:p>
          </table:table-cell>
          <table:table-cell office:value-type="string" calcext:value-type="string">
            <text:p>scattered</text:p>
          </table:table-cell>
          <table:table-cell/>
          <table:table-cell office:value-type="string" calcext:value-type="string">
            <text:p>number of processes</text:p>
          </table:table-cell>
          <table:table-cell office:value-type="string" calcext:value-type="string">
            <text:p>duplicated</text:p>
          </table:table-cell>
          <table:table-cell office:value-type="string" calcext:value-type="string">
            <text:p>scattered</text:p>
          </table:table-cell>
          <table:table-cell/>
          <table:table-cell office:value-type="string" calcext:value-type="string">
            <text:p>number of processes</text:p>
          </table:table-cell>
          <table:table-cell office:value-type="string" calcext:value-type="string">
            <text:p>duplicated</text:p>
          </table:table-cell>
          <table:table-cell office:value-type="string" calcext:value-type="string">
            <text:p>scatte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" calcext:value-type="float">
            <text:p>38.1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21]/[.B21]" office:value-type="float" office:value="1" calcext:value-type="float">
            <text:p>1</text:p>
          </table:table-cell>
          <table:table-cell table:formula="of:=[.$C$21]/[.C2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21]/([.I21]*[.B21])" office:value-type="float" office:value="1" calcext:value-type="float">
            <text:p>1</text:p>
          </table:table-cell>
          <table:table-cell table:formula="of:=[.$C$21]/([.I21]*[.C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4" calcext:value-type="float">
            <text:p>19.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21]/[.B22]" office:value-type="float" office:value="1.9639175257732" calcext:value-type="float">
            <text:p>1.9639175257732</text:p>
          </table:table-cell>
          <table:table-cell table:formula="of:=[.$C$21]/[.C22]" office:value-type="float" office:value="1.95897435897436" calcext:value-type="float">
            <text:p>1.958974358974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21]/([.I22]*[.B22])" office:value-type="float" office:value="0.981958762886598" calcext:value-type="float">
            <text:p>0.981958762886598</text:p>
          </table:table-cell>
          <table:table-cell table:formula="of:=[.$C$21]/([.I22]*[.C22])" office:value-type="float" office:value="0.97948717948718" calcext:value-type="float">
            <text:p>0.97948717948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6" calcext:value-type="float">
            <text:p>16.6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21]/[.B23]" office:value-type="float" office:value="2.29518072289157" calcext:value-type="float">
            <text:p>2.29518072289157</text:p>
          </table:table-cell>
          <table:table-cell table:formula="of:=[.$C$21]/[.C23]" office:value-type="float" office:value="2.27380952380952" calcext:value-type="float">
            <text:p>2.2738095238095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21]/([.I23]*[.B23])" office:value-type="float" office:value="0.765060240963855" calcext:value-type="float">
            <text:p>0.765060240963855</text:p>
          </table:table-cell>
          <table:table-cell table:formula="of:=[.$C$21]/([.I23]*[.C23])" office:value-type="float" office:value="0.757936507936508" calcext:value-type="float">
            <text:p>0.757936507936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3.2" calcext:value-type="float">
            <text:p>13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21]/[.B24]" office:value-type="float" office:value="2.88636363636364" calcext:value-type="float">
            <text:p>2.88636363636364</text:p>
          </table:table-cell>
          <table:table-cell table:formula="of:=[.$C$21]/[.C24]" office:value-type="float" office:value="2.89393939393939" calcext:value-type="float">
            <text:p>2.8939393939393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21]/([.I24]*[.B24])" office:value-type="float" office:value="0.721590909090909" calcext:value-type="float">
            <text:p>0.721590909090909</text:p>
          </table:table-cell>
          <table:table-cell table:formula="of:=[.$C$21]/([.I24]*[.C24])" office:value-type="float" office:value="0.723484848484849" calcext:value-type="float">
            <text:p>0.7234848484848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21]/[.B25]" office:value-type="float" office:value="3.43243243243243" calcext:value-type="float">
            <text:p>3.43243243243243</text:p>
          </table:table-cell>
          <table:table-cell table:formula="of:=[.$C$21]/[.C25]" office:value-type="float" office:value="3.35087719298246" calcext:value-type="float">
            <text:p>3.3508771929824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21]/([.I25]*[.B25])" office:value-type="float" office:value="0.686486486486486" calcext:value-type="float">
            <text:p>0.686486486486486</text:p>
          </table:table-cell>
          <table:table-cell table:formula="of:=[.$C$21]/([.I25]*[.C25])" office:value-type="float" office:value="0.670175438596491" calcext:value-type="float">
            <text:p>0.6701754385964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21]/[.B26]" office:value-type="float" office:value="4.18681318681319" calcext:value-type="float">
            <text:p>4.18681318681319</text:p>
          </table:table-cell>
          <table:table-cell table:formula="of:=[.$C$21]/[.C26]" office:value-type="float" office:value="4.06382978723404" calcext:value-type="float">
            <text:p>4.0638297872340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21]/([.I26]*[.B26])" office:value-type="float" office:value="0.697802197802198" calcext:value-type="float">
            <text:p>0.697802197802198</text:p>
          </table:table-cell>
          <table:table-cell table:formula="of:=[.$C$21]/([.I26]*[.C26])" office:value-type="float" office:value="0.677304964539007" calcext:value-type="float">
            <text:p>0.677304964539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.9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B$21]/[.B27]" office:value-type="float" office:value="4.82278481012658" calcext:value-type="float">
            <text:p>4.82278481012658</text:p>
          </table:table-cell>
          <table:table-cell table:formula="of:=[.$C$21]/[.C27]" office:value-type="float" office:value="4.60240963855422" calcext:value-type="float">
            <text:p>4.602409638554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B$21]/([.I27]*[.B27])" office:value-type="float" office:value="0.688969258589512" calcext:value-type="float">
            <text:p>0.688969258589512</text:p>
          </table:table-cell>
          <table:table-cell table:formula="of:=[.$C$21]/([.I27]*[.C27])" office:value-type="float" office:value="0.657487091222031" calcext:value-type="float">
            <text:p>0.657487091222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21]/[.B28]" office:value-type="float" office:value="5.29166666666667" calcext:value-type="float">
            <text:p>5.29166666666667</text:p>
          </table:table-cell>
          <table:table-cell table:formula="of:=[.$C$21]/[.C28]" office:value-type="float" office:value="5.16216216216216" calcext:value-type="float">
            <text:p>5.1621621621621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21]/([.I28]*[.B28])" office:value-type="float" office:value="0.661458333333333" calcext:value-type="float">
            <text:p>0.661458333333333</text:p>
          </table:table-cell>
          <table:table-cell table:formula="of:=[.$C$21]/([.I28]*[.C28])" office:value-type="float" office:value="0.64527027027027" calcext:value-type="float">
            <text:p>0.64527027027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9" calcext:value-type="float">
            <text:p>6.39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B$21]/[.B29]" office:value-type="float" office:value="5.96244131455399" calcext:value-type="float">
            <text:p>5.96244131455399</text:p>
          </table:table-cell>
          <table:table-cell table:formula="of:=[.$C$21]/[.C29]" office:value-type="float" office:value="5.16216216216216" calcext:value-type="float">
            <text:p>5.1621621621621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B$21]/([.I29]*[.B29])" office:value-type="float" office:value="0.662493479394888" calcext:value-type="float">
            <text:p>0.662493479394888</text:p>
          </table:table-cell>
          <table:table-cell table:formula="of:=[.$C$21]/([.I29]*[.C29])" office:value-type="float" office:value="0.573573573573573" calcext:value-type="float">
            <text:p>0.573573573573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21]/[.B30]" office:value-type="float" office:value="6.14516129032258" calcext:value-type="float">
            <text:p>6.14516129032258</text:p>
          </table:table-cell>
          <table:table-cell table:formula="of:=[.$C$21]/[.C30]" office:value-type="float" office:value="5.70149253731343" calcext:value-type="float">
            <text:p>5.701492537313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21]/([.I30]*[.B30])" office:value-type="float" office:value="0.614516129032258" calcext:value-type="float">
            <text:p>0.614516129032258</text:p>
          </table:table-cell>
          <table:table-cell table:formula="of:=[.$C$21]/([.I30]*[.C30])" office:value-type="float" office:value="0.570149253731343" calcext:value-type="float">
            <text:p>0.570149253731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B$21]/[.B31]" office:value-type="float" office:value="6.56896551724138" calcext:value-type="float">
            <text:p>6.56896551724138</text:p>
          </table:table-cell>
          <table:table-cell table:formula="of:=[.$C$21]/[.C31]" office:value-type="float" office:value="5.96875" calcext:value-type="float">
            <text:p>5.96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B$21]/([.I31]*[.B31])" office:value-type="float" office:value="0.59717868338558" calcext:value-type="float">
            <text:p>0.59717868338558</text:p>
          </table:table-cell>
          <table:table-cell table:formula="of:=[.$C$21]/([.I31]*[.C31])" office:value-type="float" office:value="0.542613636363636" calcext:value-type="float">
            <text:p>0.542613636363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B$21]/[.B32]" office:value-type="float" office:value="7.47058823529412" calcext:value-type="float">
            <text:p>7.47058823529412</text:p>
          </table:table-cell>
          <table:table-cell table:formula="of:=[.$C$21]/[.C32]" office:value-type="float" office:value="6.94545454545455" calcext:value-type="float">
            <text:p>6.9454545454545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B$21]/([.I32]*[.B32])" office:value-type="float" office:value="0.622549019607843" calcext:value-type="float">
            <text:p>0.622549019607843</text:p>
          </table:table-cell>
          <table:table-cell table:formula="of:=[.$C$21]/([.I32]*[.C32])" office:value-type="float" office:value="0.578787878787879" calcext:value-type="float">
            <text:p>0.5787878787878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B$21]/[.B33]" office:value-type="float" office:value="8.46666666666667" calcext:value-type="float">
            <text:p>8.46666666666667</text:p>
          </table:table-cell>
          <table:table-cell table:formula="of:=[.$C$21]/[.C33]" office:value-type="float" office:value="7.54940711462451" calcext:value-type="float">
            <text:p>7.5494071146245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B$21]/([.I33]*[.B33])" office:value-type="float" office:value="0.604761904761905" calcext:value-type="float">
            <text:p>0.604761904761905</text:p>
          </table:table-cell>
          <table:table-cell table:formula="of:=[.$C$21]/([.I33]*[.C33])" office:value-type="float" office:value="0.539243365330322" calcext:value-type="float">
            <text:p>0.539243365330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.3</text:p>
          </table:table-cell>
          <table:table-cell office:value-type="float" office:value="6.96" calcext:value-type="float">
            <text:p>6.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$B$21]/([.I34]*[.B34])" office:value-type="float" office:value="0.590697674418605" calcext:value-type="float">
            <text:p>0.590697674418605</text:p>
          </table:table-cell>
          <table:table-cell table:formula="of:=[.$C$21]/([.I34]*[.C34])" office:value-type="float" office:value="0.365900383141762" calcext:value-type="float">
            <text:p>0.3659003831417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$B$21]/([.I35]*[.B35])" office:value-type="float" office:value="0.580792682926829" calcext:value-type="float">
            <text:p>0.580792682926829</text:p>
          </table:table-cell>
          <table:table-cell table:formula="of:=[.$C$21]/([.I35]*[.C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speedup</text:p>
          </table:table-cell>
          <table:table-cell table:number-columns-repeated="3"/>
          <table:table-cell office:value-type="string" calcext:value-type="string">
            <text:p>efficienc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18:33.712002545</meta:creation-date>
    <dc:date>2024-04-09T10:51:00.787119800</dc:date>
    <meta:editing-duration>PT9M39S</meta:editing-duration>
    <meta:editing-cycles>1</meta:editing-cycles>
    <meta:document-statistic meta:table-count="1" meta:cell-count="236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7.175cm" svg:y="0.316cm" chart:style-name="ch2">
          <text:p>runtime</text:p>
        </chart:title>
        <chart:legend chart:legend-position="end" svg:x="13.094cm" svg:y="3.955cm" style:legend-expansion="high" chart:style-name="ch3"/>
        <chart:plot-area chart:style-name="ch4" table:cell-range-address="Sheet1.A20:Sheet1.C33" chart:data-source-has-labels="row" svg:x="1.33cm" svg:y="1.275cm" svg:width="11.445cm" svg:height="6.57cm">
          <chart:coordinate-region svg:x="1.951cm" svg:y="1.474cm" svg:width="10.637cm" svg:height="5.724cm"/>
          <chart:axis chart:dimension="x" chart:name="primary-x" chart:style-name="ch5">
            <chart:title svg:x="5.685cm" svg:y="8.025cm" chart:style-name="ch6">
              <text:p>number of threads</text:p>
            </chart:title>
          </chart:axis>
          <chart:axis chart:dimension="y" chart:name="primary-y" chart:style-name="ch7">
            <chart:title svg:x="0.451cm" svg:y="5.08cm" chart:style-name="ch8">
              <text:p>time, s</text:p>
            </chart:title>
            <chart:grid chart:style-name="ch9" chart:class="major"/>
          </chart:axis>
          <chart:series chart:style-name="ch10" chart:values-cell-range-address="Sheet1.B21:Sheet1.B33" chart:label-cell-address="Sheet1.B20:Sheet1.B20" chart:class="chart:scatter">
            <chart:domain table:cell-range-address="Sheet1.A21:Sheet1.A33"/>
            <chart:data-point chart:repeated="13"/>
          </chart:series>
          <chart:series chart:style-name="ch11" chart:values-cell-range-address="Sheet1.C21:Sheet1.C33" chart:label-cell-address="Sheet1.C20:Sheet1.C20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plicated</text:p>
                <draw:g>
                  <svg:desc>Sheet1.B20:Sheet1.B20</svg:desc>
                </draw:g>
              </table:table-cell>
              <table:table-cell office:value-type="string">
                <text:p>scattered</text:p>
                <draw:g>
                  <svg:desc>Sheet1.C20:Sheet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1:Sheet1.A33</svg:desc>
                </draw:g>
              </table:table-cell>
              <table:table-cell office:value-type="float" office:value="38.1">
                <text:p>38.1</text:p>
                <draw:g>
                  <svg:desc>Sheet1.B21:Sheet1.B33</svg:desc>
                </draw:g>
              </table:table-cell>
              <table:table-cell office:value-type="float" office:value="38.2">
                <text:p>38.2</text:p>
                <draw:g>
                  <svg:desc>Sheet1.C21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4">
                <text:p>19.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6">
                <text:p>16.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2">
                <text:p>1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">
                <text:p>11.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1">
                <text:p>9.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9">
                <text:p>7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39">
                <text:p>6.3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2">
                <text:p>6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">
                <text:p>5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5.06">
                <text:p>5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082cm" svg:y="0.316cm" chart:style-name="ch2">
          <text:p>speedup</text:p>
        </chart:title>
        <chart:legend chart:legend-position="end" svg:x="13.093cm" svg:y="3.955cm" style:legend-expansion="high" chart:style-name="ch3"/>
        <chart:plot-area chart:style-name="ch4" table:cell-range-address="Sheet1.E20:Sheet1.G33" chart:data-source-has-labels="row" svg:x="1.33cm" svg:y="1.275cm" svg:width="11.444cm" svg:height="6.57cm">
          <chart:coordinate-region svg:x="1.766cm" svg:y="1.474cm" svg:width="10.821cm" svg:height="5.724cm"/>
          <chart:axis chart:dimension="x" chart:name="primary-x" chart:style-name="ch5">
            <chart:title svg:x="5.487cm" svg:y="8.025cm" chart:style-name="ch6">
              <text:p>number of processes</text:p>
            </chart:title>
          </chart:axis>
          <chart:axis chart:dimension="y" chart:name="primary-y" chart:style-name="ch7">
            <chart:title svg:x="0.451cm" svg:y="6.02cm" chart:style-name="ch8">
              <text:p>speedup coefficient</text:p>
            </chart:title>
            <chart:grid chart:style-name="ch9" chart:class="major"/>
          </chart:axis>
          <chart:series chart:style-name="ch10" chart:values-cell-range-address="Sheet1.F21:Sheet1.F33" chart:label-cell-address="Sheet1.F20:Sheet1.F20" chart:class="chart:scatter">
            <chart:domain table:cell-range-address="Sheet1.E21:Sheet1.E33"/>
            <chart:data-point chart:repeated="13"/>
          </chart:series>
          <chart:series chart:style-name="ch11" chart:values-cell-range-address="Sheet1.G21:Sheet1.G33" chart:label-cell-address="Sheet1.G20:Sheet1.G20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uplicated</text:p>
                <draw:g>
                  <svg:desc>Sheet1.F20:Sheet1.F20</svg:desc>
                </draw:g>
              </table:table-cell>
              <table:table-cell office:value-type="string">
                <text:p>scattered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1:Sheet1.E33</svg:desc>
                </draw:g>
              </table:table-cell>
              <table:table-cell office:value-type="float" office:value="1">
                <text:p>1</text:p>
                <draw:g>
                  <svg:desc>Sheet1.F21:Sheet1.F33</svg:desc>
                </draw:g>
              </table:table-cell>
              <table:table-cell office:value-type="float" office:value="1">
                <text:p>1</text:p>
                <draw:g>
                  <svg:desc>Sheet1.G21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39175257732">
                <text:p>1.9639175257732</text:p>
              </table:table-cell>
              <table:table-cell office:value-type="float" office:value="1.95897435897436">
                <text:p>1.9589743589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9518072289157">
                <text:p>2.29518072289157</text:p>
              </table:table-cell>
              <table:table-cell office:value-type="float" office:value="2.27380952380952">
                <text:p>2.27380952380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8636363636364">
                <text:p>2.88636363636364</text:p>
              </table:table-cell>
              <table:table-cell office:value-type="float" office:value="2.89393939393939">
                <text:p>2.8939393939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43243243243243">
                <text:p>3.43243243243243</text:p>
              </table:table-cell>
              <table:table-cell office:value-type="float" office:value="3.35087719298246">
                <text:p>3.35087719298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8681318681319">
                <text:p>4.18681318681319</text:p>
              </table:table-cell>
              <table:table-cell office:value-type="float" office:value="4.06382978723404">
                <text:p>4.06382978723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2278481012658">
                <text:p>4.82278481012658</text:p>
              </table:table-cell>
              <table:table-cell office:value-type="float" office:value="4.60240963855422">
                <text:p>4.60240963855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29166666666667">
                <text:p>5.29166666666667</text:p>
              </table:table-cell>
              <table:table-cell office:value-type="float" office:value="5.16216216216216">
                <text:p>5.16216216216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96244131455399">
                <text:p>5.96244131455399</text:p>
              </table:table-cell>
              <table:table-cell office:value-type="float" office:value="5.16216216216216">
                <text:p>5.16216216216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14516129032258">
                <text:p>6.14516129032258</text:p>
              </table:table-cell>
              <table:table-cell office:value-type="float" office:value="5.70149253731343">
                <text:p>5.7014925373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56896551724138">
                <text:p>6.56896551724138</text:p>
              </table:table-cell>
              <table:table-cell office:value-type="float" office:value="5.96875">
                <text:p>5.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47058823529412">
                <text:p>7.47058823529412</text:p>
              </table:table-cell>
              <table:table-cell office:value-type="float" office:value="6.94545454545455">
                <text:p>6.9454545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.46666666666667">
                <text:p>8.46666666666667</text:p>
              </table:table-cell>
              <table:table-cell office:value-type="float" office:value="7.54940711462451">
                <text:p>7.54940711462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963cm" svg:y="0.316cm" chart:style-name="ch2">
          <text:p>efficiency</text:p>
        </chart:title>
        <chart:legend chart:legend-position="end" svg:x="13.093cm" svg:y="3.955cm" style:legend-expansion="high" chart:style-name="ch3"/>
        <chart:plot-area chart:style-name="ch4" table:cell-range-address="Sheet1.I20:Sheet1.K33" chart:data-source-has-labels="row" svg:x="1.33cm" svg:y="1.275cm" svg:width="11.444cm" svg:height="6.57cm">
          <chart:coordinate-region svg:x="2.057cm" svg:y="1.475cm" svg:width="10.53cm" svg:height="5.723cm"/>
          <chart:axis chart:dimension="x" chart:name="primary-x" chart:style-name="ch5">
            <chart:title svg:x="5.487cm" svg:y="8.025cm" chart:style-name="ch6">
              <text:p>number of processes</text:p>
            </chart:title>
          </chart:axis>
          <chart:axis chart:dimension="y" chart:name="primary-y" chart:style-name="ch7">
            <chart:title svg:x="0.451cm" svg:y="6.059cm" chart:style-name="ch8">
              <text:p>efficiency coefficient</text:p>
            </chart:title>
            <chart:grid chart:style-name="ch9" chart:class="major"/>
          </chart:axis>
          <chart:series chart:style-name="ch10" chart:values-cell-range-address="Sheet1.J21:Sheet1.J33" chart:label-cell-address="Sheet1.J20:Sheet1.J20" chart:class="chart:scatter">
            <chart:domain table:cell-range-address="Sheet1.I21:Sheet1.I33"/>
            <chart:data-point chart:repeated="13"/>
          </chart:series>
          <chart:series chart:style-name="ch11" chart:values-cell-range-address="Sheet1.K21:Sheet1.K33" chart:label-cell-address="Sheet1.K20:Sheet1.K20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uplicated</text:p>
                <draw:g>
                  <svg:desc>Sheet1.J20:Sheet1.J20</svg:desc>
                </draw:g>
              </table:table-cell>
              <table:table-cell office:value-type="string">
                <text:p>scattered</text:p>
                <draw:g>
                  <svg:desc>Sheet1.K20:Sheet1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1:Sheet1.I33</svg:desc>
                </draw:g>
              </table:table-cell>
              <table:table-cell office:value-type="float" office:value="1">
                <text:p>1</text:p>
                <draw:g>
                  <svg:desc>Sheet1.J21:Sheet1.J33</svg:desc>
                </draw:g>
              </table:table-cell>
              <table:table-cell office:value-type="float" office:value="1">
                <text:p>1</text:p>
                <draw:g>
                  <svg:desc>Sheet1.K21:Sheet1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1958762886598">
                <text:p>0.981958762886598</text:p>
              </table:table-cell>
              <table:table-cell office:value-type="float" office:value="0.97948717948718">
                <text:p>0.97948717948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65060240963855">
                <text:p>0.765060240963855</text:p>
              </table:table-cell>
              <table:table-cell office:value-type="float" office:value="0.757936507936508">
                <text:p>0.757936507936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21590909090909">
                <text:p>0.721590909090909</text:p>
              </table:table-cell>
              <table:table-cell office:value-type="float" office:value="0.723484848484849">
                <text:p>0.723484848484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6486486486486">
                <text:p>0.686486486486486</text:p>
              </table:table-cell>
              <table:table-cell office:value-type="float" office:value="0.670175438596491">
                <text:p>0.670175438596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7802197802198">
                <text:p>0.697802197802198</text:p>
              </table:table-cell>
              <table:table-cell office:value-type="float" office:value="0.677304964539007">
                <text:p>0.677304964539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88969258589512">
                <text:p>0.688969258589512</text:p>
              </table:table-cell>
              <table:table-cell office:value-type="float" office:value="0.657487091222031">
                <text:p>0.657487091222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61458333333333">
                <text:p>0.661458333333333</text:p>
              </table:table-cell>
              <table:table-cell office:value-type="float" office:value="0.64527027027027">
                <text:p>0.64527027027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62493479394888">
                <text:p>0.662493479394888</text:p>
              </table:table-cell>
              <table:table-cell office:value-type="float" office:value="0.573573573573573">
                <text:p>0.573573573573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14516129032258">
                <text:p>0.614516129032258</text:p>
              </table:table-cell>
              <table:table-cell office:value-type="float" office:value="0.570149253731343">
                <text:p>0.57014925373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9717868338558">
                <text:p>0.59717868338558</text:p>
              </table:table-cell>
              <table:table-cell office:value-type="float" office:value="0.542613636363636">
                <text:p>0.54261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2549019607843">
                <text:p>0.622549019607843</text:p>
              </table:table-cell>
              <table:table-cell office:value-type="float" office:value="0.578787878787879">
                <text:p>0.578787878787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604761904761905">
                <text:p>0.604761904761905</text:p>
              </table:table-cell>
              <table:table-cell office:value-type="float" office:value="0.539243365330322">
                <text:p>0.5392433653303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